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98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25.0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 style:data-style-name="N37">
      <style:table-cell-properties fo:background-color="#ffffff" style:vertical-align="middle"/>
    </style:style>
    <style:style style:name="ce4" style:family="table-cell" style:parent-style-name="Default" style:data-style-name="N37">
      <style:table-cell-properties fo:background-color="#ffffff" fo:border="0.06pt solid #000000" style:vertical-align="middle"/>
    </style:style>
    <style:style style:name="ce5" style:family="table-cell" style:parent-style-name="Default" style:data-style-name="N37">
      <style:table-cell-properties fo:background-color="#ffffff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</style: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row table:style-name="ro1">
          <table:table-cell table:number-columns-repeated="7"/>
          <table:table-cell table:style-name="ce1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ro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r</text:p>
          </table:table-cell>
          <table:table-cell office:value-type="float" office:value="0.80665751544269" calcext:value-type="float">
            <text:p>0.80665751544269</text:p>
          </table:table-cell>
          <table:table-cell office:value-type="float" office:value="0.788280701754386" calcext:value-type="float">
            <text:p>0.788280701754386</text:p>
          </table:table-cell>
          <table:table-cell office:value-type="float" office:value="0.819079794079794" calcext:value-type="float">
            <text:p>0.819079794079794</text:p>
          </table:table-cell>
          <table:table-cell office:value-type="float" office:value="0.881976864317325" calcext:value-type="float">
            <text:p>0.8819768643173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10044351318387" calcext:value-type="float">
            <text:p>0.010044351318387</text:p>
          </table:table-cell>
          <table:table-cell office:value-type="float" office:value="0.015065144723755" calcext:value-type="float">
            <text:p>0.015065144723755</text:p>
          </table:table-cell>
          <table:table-cell office:value-type="float" office:value="0.012122778084003" calcext:value-type="float">
            <text:p>0.012122778084003</text:p>
          </table:table-cell>
          <table:table-cell office:value-type="float" office:value="0.004824543593584" calcext:value-type="float">
            <text:p>0.004824543593584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orest</text:p>
          </table:table-cell>
          <table:table-cell office:value-type="float" office:value="0.818960192175703" calcext:value-type="float">
            <text:p>0.818960192175703</text:p>
          </table:table-cell>
          <table:table-cell office:value-type="float" office:value="0.792175438596491" calcext:value-type="float">
            <text:p>0.792175438596491</text:p>
          </table:table-cell>
          <table:table-cell office:value-type="float" office:value="0.837057593307593" calcext:value-type="float">
            <text:p>0.837057593307593</text:p>
          </table:table-cell>
          <table:table-cell office:value-type="float" office:value="0.888716023589379" calcext:value-type="float">
            <text:p>0.88871602358937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9796022844297" calcext:value-type="float">
            <text:p>0.009796022844297</text:p>
          </table:table-cell>
          <table:table-cell office:value-type="float" office:value="0.016858994942612" calcext:value-type="float">
            <text:p>0.016858994942612</text:p>
          </table:table-cell>
          <table:table-cell office:value-type="float" office:value="0.010733225953253" calcext:value-type="float">
            <text:p>0.010733225953253</text:p>
          </table:table-cell>
          <table:table-cell office:value-type="float" office:value="0.007179422307611" calcext:value-type="float">
            <text:p>0.007179422307611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svm lin</text:p>
          </table:table-cell>
          <table:table-cell office:value-type="float" office:value="0.807200869366278" calcext:value-type="float">
            <text:p>0.807200869366278</text:p>
          </table:table-cell>
          <table:table-cell office:value-type="float" office:value="0.820228070175439" calcext:value-type="float">
            <text:p>0.820228070175439</text:p>
          </table:table-cell>
          <table:table-cell office:value-type="float" office:value="0.798391248391248" calcext:value-type="float">
            <text:p>0.798391248391248</text:p>
          </table:table-cell>
          <table:table-cell office:value-type="float" office:value="0.879939968163652" calcext:value-type="float">
            <text:p>0.8799399681636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8215892767209" calcext:value-type="float">
            <text:p>0.008215892767209</text:p>
          </table:table-cell>
          <table:table-cell office:value-type="float" office:value="0.011817324443611" calcext:value-type="float">
            <text:p>0.011817324443611</text:p>
          </table:table-cell>
          <table:table-cell office:value-type="float" office:value="0.012226154720928" calcext:value-type="float">
            <text:p>0.012226154720928</text:p>
          </table:table-cell>
          <table:table-cell office:value-type="float" office:value="0.004547142049923" calcext:value-type="float">
            <text:p>0.004547142049923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vm rbf</text:p>
          </table:table-cell>
          <table:table-cell office:value-type="float" office:value="0.813080530770991" calcext:value-type="float">
            <text:p>0.813080530770991</text:p>
          </table:table-cell>
          <table:table-cell office:value-type="float" office:value="0.820157894736842" calcext:value-type="float">
            <text:p>0.820157894736842</text:p>
          </table:table-cell>
          <table:table-cell office:value-type="float" office:value="0.808285070785071" calcext:value-type="float">
            <text:p>0.808285070785071</text:p>
          </table:table-cell>
          <table:table-cell office:value-type="float" office:value="0.880126037221432" calcext:value-type="float">
            <text:p>0.8801260372214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56160501781" calcext:value-type="float">
            <text:p>0.0056160501781</text:p>
          </table:table-cell>
          <table:table-cell office:value-type="float" office:value="0.012537620280615" calcext:value-type="float">
            <text:p>0.012537620280615</text:p>
          </table:table-cell>
          <table:table-cell office:value-type="float" office:value="0.008050049377205" calcext:value-type="float">
            <text:p>0.008050049377205</text:p>
          </table:table-cell>
          <table:table-cell office:value-type="float" office:value="0.006374549291505" calcext:value-type="float">
            <text:p>0.006374549291505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n</text:p>
          </table:table-cell>
          <table:table-cell office:value-type="float" office:value="0.807195149851293" calcext:value-type="float">
            <text:p>0.807195149851293</text:p>
          </table:table-cell>
          <table:table-cell office:value-type="float" office:value="0.79359649122807" calcext:value-type="float">
            <text:p>0.79359649122807</text:p>
          </table:table-cell>
          <table:table-cell office:value-type="float" office:value="0.816385135135135" calcext:value-type="float">
            <text:p>0.816385135135135</text:p>
          </table:table-cell>
          <table:table-cell office:value-type="float" office:value="0.88244105195421" calcext:value-type="float">
            <text:p>0.882441051954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9566525955449" calcext:value-type="float">
            <text:p>0.009566525955449</text:p>
          </table:table-cell>
          <table:table-cell office:value-type="float" office:value="0.016791086835187" calcext:value-type="float">
            <text:p>0.016791086835187</text:p>
          </table:table-cell>
          <table:table-cell office:value-type="float" office:value="0.011638589030247" calcext:value-type="float">
            <text:p>0.011638589030247</text:p>
          </table:table-cell>
          <table:table-cell office:value-type="float" office:value="0.005254976133523" calcext:value-type="float">
            <text:p>0.005254976133523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 table:number-rows-repeated="2">
          <table:table-cell table:style-name="ce2" table:number-columns-repeated="7"/>
          <table:table-cell table:number-columns-repeated="4"/>
        </table:table-row>
        <table:table-row table:style-name="ro2">
          <table:table-cell table:style-name="ce2"/>
          <table:table-cell table:style-name="ce3"/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sensitivity</text:p>
          </table:table-cell>
          <table:table-cell table:style-name="ce5" office:value-type="string" calcext:value-type="string">
            <text:p>specificity</text:p>
          </table:table-cell>
          <table:table-cell table:style-name="ce6" office:value-type="string" calcext:value-type="string">
            <text:p>ROC area</text:p>
          </table:table-cell>
          <table:table-cell table:style-name="ce2"/>
          <table:table-cell table:number-columns-repeated="4"/>
        </table:table-row>
        <table:table-row table:style-name="ro2">
          <table:table-cell table:style-name="ce2"/>
          <table:table-cell table:style-name="ce4" office:value-type="string" calcext:value-type="string">
            <text:p>Logistic regression</text:p>
          </table:table-cell>
          <table:table-cell table:style-name="ce5" office:value-type="string" calcext:value-type="string">
            <text:p>0.807 (0.010)</text:p>
          </table:table-cell>
          <table:table-cell table:style-name="ce5" office:value-type="string" calcext:value-type="string">
            <text:p>0.788 (0.015)</text:p>
          </table:table-cell>
          <table:table-cell table:style-name="ce5" office:value-type="string" calcext:value-type="string">
            <text:p>0.819 (0.012)</text:p>
          </table:table-cell>
          <table:table-cell table:style-name="ce5" office:value-type="string" calcext:value-type="string">
            <text:p>0.882 (0.005)</text:p>
          </table:table-cell>
          <table:table-cell table:style-name="ce2"/>
          <table:table-cell table:number-columns-repeated="4"/>
        </table:table-row>
        <table:table-row table:style-name="ro2">
          <table:table-cell table:style-name="ce2"/>
          <table:table-cell table:style-name="ce4" office:value-type="string" calcext:value-type="string">
            <text:p>Random Forest</text:p>
          </table:table-cell>
          <table:table-cell table:style-name="ce5" office:value-type="string" calcext:value-type="string">
            <text:p>0.819 (0.010)</text:p>
          </table:table-cell>
          <table:table-cell table:style-name="ce5" office:value-type="string" calcext:value-type="string">
            <text:p>0.792 (0.017)</text:p>
          </table:table-cell>
          <table:table-cell table:style-name="ce5" office:value-type="string" calcext:value-type="string">
            <text:p>0.837 (0.011)</text:p>
          </table:table-cell>
          <table:table-cell table:style-name="ce5" office:value-type="string" calcext:value-type="string">
            <text:p>0.889 (0.007)</text:p>
          </table:table-cell>
          <table:table-cell table:style-name="ce2"/>
          <table:table-cell table:number-columns-repeated="4"/>
        </table:table-row>
        <table:table-row table:style-name="ro2">
          <table:table-cell table:style-name="ce2"/>
          <table:table-cell table:style-name="ce4" office:value-type="string" calcext:value-type="string">
            <text:p>SVM (linear)</text:p>
          </table:table-cell>
          <table:table-cell table:style-name="ce5" office:value-type="string" calcext:value-type="string">
            <text:p>0.807 (0.008)</text:p>
          </table:table-cell>
          <table:table-cell table:style-name="ce5" office:value-type="string" calcext:value-type="string">
            <text:p>0.820 (0.012)</text:p>
          </table:table-cell>
          <table:table-cell table:style-name="ce5" office:value-type="string" calcext:value-type="string">
            <text:p>0.798 (0.012)</text:p>
          </table:table-cell>
          <table:table-cell table:style-name="ce5" office:value-type="string" calcext:value-type="string">
            <text:p>0.880 (0.005)</text:p>
          </table:table-cell>
          <table:table-cell table:style-name="ce2"/>
          <table:table-cell table:number-columns-repeated="4"/>
        </table:table-row>
        <table:table-row table:style-name="ro2">
          <table:table-cell table:style-name="ce2"/>
          <table:table-cell table:style-name="ce4" office:value-type="string" calcext:value-type="string">
            <text:p>SVM (rbf)</text:p>
          </table:table-cell>
          <table:table-cell table:style-name="ce5" office:value-type="string" calcext:value-type="string">
            <text:p>0.813 (0.006)</text:p>
          </table:table-cell>
          <table:table-cell table:style-name="ce5" office:value-type="string" calcext:value-type="string">
            <text:p>0.820 (0.013)</text:p>
          </table:table-cell>
          <table:table-cell table:style-name="ce5" office:value-type="string" calcext:value-type="string">
            <text:p>0.808 (0.008)</text:p>
          </table:table-cell>
          <table:table-cell table:style-name="ce5" office:value-type="string" calcext:value-type="string">
            <text:p>0.880 (0.006)</text:p>
          </table:table-cell>
          <table:table-cell table:style-name="ce2"/>
          <table:table-cell table:number-columns-repeated="4"/>
        </table:table-row>
        <table:table-row table:style-name="ro2">
          <table:table-cell table:style-name="ce2"/>
          <table:table-cell table:style-name="ce4" office:value-type="string" calcext:value-type="string">
            <text:p>Neural Network</text:p>
          </table:table-cell>
          <table:table-cell table:style-name="ce5" office:value-type="string" calcext:value-type="string">
            <text:p>0.807 (0.010)</text:p>
          </table:table-cell>
          <table:table-cell table:style-name="ce5" office:value-type="string" calcext:value-type="string">
            <text:p>0.794 (0.017)</text:p>
          </table:table-cell>
          <table:table-cell table:style-name="ce5" office:value-type="string" calcext:value-type="string">
            <text:p>0.816 (0.012)</text:p>
          </table:table-cell>
          <table:table-cell table:style-name="ce5" office:value-type="string" calcext:value-type="string">
            <text:p>0.882 (0.005)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table:number-columns-repeated="7"/>
          <table:table-cell table:number-columns-repeated="4"/>
        </table:table-row>
        <table:table-row table:style-name="ro1">
          <table:table-cell table:style-name="ce2" table:number-columns-repeated="7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0">00/00/0000</text:date>, <text:time style:data-style-name="N2" text:time-value="19:27:18.2969759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4:52:56.894249473</meta:creation-date>
    <dc:date>2018-06-10T19:31:51.789236690</dc:date>
    <meta:editing-duration>PT24M35S</meta:editing-duration>
    <meta:editing-cycles>3</meta:editing-cycles>
    <meta:generator>LibreOffice/6.0.3.2$Linux_X86_64 LibreOffice_project/00m0$Build-2</meta:generator>
    <meta:document-statistic meta:table-count="1" meta:cell-count="78" meta:object-count="0"/>
  </office:meta>
</office:document-meta>
</file>